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2in"/>
    </style:style>
    <style:style style:name="ro1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IR Tim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C5</text:p>
          </table:table-cell>
          <table:table-cell table:number-columns-repeated="2"/>
          <table:table-cell table:style-name="ce1" office:value-type="string">
            <text:p>IR_PRESCALER</text:p>
          </table:table-cell>
          <table:table-cell table:number-columns-repeated="2"/>
          <table:table-cell table:style-name="ce1" office:value-type="string">
            <text:p>IR_FREQUENCY</text:p>
          </table:table-cell>
        </table:table-row>
        <table:table-row table:style-name="ro1">
          <table:table-cell/>
          <table:table-cell office:value-type="string">
            <text:p>RC5_COUNT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024">
            <text:p>1024</text:p>
          </table:table-cell>
          <table:table-cell/>
          <table:table-cell office:value-type="float" office:value="38000">
            <text:p>38000</text:p>
          </table:table-cell>
        </table:table-row>
        <table:table-row table:style-name="ro1">
          <table:table-cell table:style-name="ce1" office:value-type="string">
            <text:p>F_CPU</text:p>
          </table:table-cell>
          <table:table-cell table:style-name="ce2" office:value-type="float" office:value="1000000">
            <text:p>1.00E+006</text:p>
          </table:table-cell>
          <table:table-cell table:formula="of:=[.$B5]*64/([.$G$4]*[.C$4])" office:value-type="float" office:value="26.3157894736842">
            <text:p>26.32</text:p>
          </table:table-cell>
          <table:table-cell table:formula="of:=[.$B5]*64/([.$G$4]*[.D$4])" office:value-type="float" office:value="6.57894736842105">
            <text:p>6.58</text:p>
          </table:table-cell>
          <table:table-cell table:formula="of:=[.$B5]*64/([.$G$4]*[.E$4])" office:value-type="float" office:value="1.64473684210526">
            <text:p>1.6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8000000">
            <text:p>8.00E+006</text:p>
          </table:table-cell>
          <table:table-cell table:formula="of:=[.$B6]*64/([.$G$4]*[.C$4])" office:value-type="float" office:value="210.526315789474">
            <text:p>210.53</text:p>
          </table:table-cell>
          <table:table-cell table:formula="of:=[.$B6]*64/([.$G$4]*[.D$4])" office:value-type="float" office:value="52.6315789473684">
            <text:p>52.63</text:p>
          </table:table-cell>
          <table:table-cell table:formula="of:=[.$B6]*64/([.$G$4]*[.E$4])" office:value-type="float" office:value="13.1578947368421">
            <text:p>13.16</text:p>
          </table:table-cell>
          <table:table-cell/>
          <table:table-cell office:value-type="string">
            <text:p>time for 64 bursts</text:p>
          </table:table-cell>
        </table:table-row>
        <table:table-row table:style-name="ro1">
          <table:table-cell/>
          <table:table-cell table:style-name="ce2" office:value-type="float" office:value="16000000">
            <text:p>1.60E+007</text:p>
          </table:table-cell>
          <table:table-cell table:formula="of:=[.$B7]*64/([.$G$4]*[.C$4])" office:value-type="float" office:value="421.052631578947">
            <text:p>421.05</text:p>
          </table:table-cell>
          <table:table-cell table:formula="of:=[.$B7]*64/([.$G$4]*[.D$4])" office:value-type="float" office:value="105.263157894737">
            <text:p>105.26</text:p>
          </table:table-cell>
          <table:table-cell table:formula="of:=[.$B7]*64/([.$G$4]*[.E$4])" office:value-type="float" office:value="26.3157894736842">
            <text:p>26.32</text:p>
          </table:table-cell>
          <table:table-cell/>
          <table:table-cell table:style-name="ce3" table:formula="of:=64/[.G4]" office:value-type="float" office:value="0.00168421052631579">
            <text:p>1.68E-003</text:p>
          </table:table-cell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SIRC</text:p>
          </table:table-cell>
          <table:table-cell table:number-columns-repeated="2"/>
          <table:table-cell table:style-name="ce1" office:value-type="string">
            <text:p>IR_PRESCALER</text:p>
          </table:table-cell>
          <table:table-cell table:number-columns-repeated="2"/>
          <table:table-cell table:style-name="ce1" office:value-type="string">
            <text:p>SIRC_TIME</text:p>
          </table:table-cell>
        </table:table-row>
        <table:table-row table:style-name="ro1">
          <table:table-cell/>
          <table:table-cell office:value-type="string">
            <text:p>SIRC_COUNT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024">
            <text:p>1024</text:p>
          </table:table-cell>
          <table:table-cell/>
          <table:table-cell table:style-name="ce3" office:value-type="float" office:value="0.0006">
            <text:p>6.00E-004</text:p>
          </table:table-cell>
        </table:table-row>
        <table:table-row table:style-name="ro1">
          <table:table-cell table:style-name="ce1" office:value-type="string">
            <text:p>F_CPU</text:p>
          </table:table-cell>
          <table:table-cell table:style-name="ce2" office:value-type="float" office:value="1000000">
            <text:p>1.00E+006</text:p>
          </table:table-cell>
          <table:table-cell table:formula="of:=[.$G$10]*[.$B11]/[.C$10]" office:value-type="float" office:value="9.375">
            <text:p>9.38</text:p>
          </table:table-cell>
          <table:table-cell table:formula="of:=[.$G$10]*[.$B11]/[.D$10]" office:value-type="float" office:value="2.34375">
            <text:p>2.34</text:p>
          </table:table-cell>
          <table:table-cell table:formula="of:=[.$G$10]*[.$B11]/[.E$10]" office:value-type="float" office:value="0.5859375">
            <text:p>0.5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8000000">
            <text:p>8.00E+006</text:p>
          </table:table-cell>
          <table:table-cell table:formula="of:=[.$G$10]*[.$B12]/[.C$10]" office:value-type="float" office:value="75">
            <text:p>75</text:p>
          </table:table-cell>
          <table:table-cell table:formula="of:=[.$G$10]*[.$B12]/[.D$10]" office:value-type="float" office:value="18.75">
            <text:p>18.75</text:p>
          </table:table-cell>
          <table:table-cell table:formula="of:=[.$G$10]*[.$B12]/[.E$10]" office:value-type="float" office:value="4.6875">
            <text:p>4.6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6000000">
            <text:p>1.60E+007</text:p>
          </table:table-cell>
          <table:table-cell table:formula="of:=[.$G$10]*[.$B13]/[.C$10]" office:value-type="float" office:value="150">
            <text:p>150</text:p>
          </table:table-cell>
          <table:table-cell table:formula="of:=[.$G$10]*[.$B13]/[.D$10]" office:value-type="float" office:value="37.5">
            <text:p>37.5</text:p>
          </table:table-cell>
          <table:table-cell table:formula="of:=[.$G$10]*[.$B13]/[.E$10]" office:value-type="float" office:value="9.375">
            <text:p>9.3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02/26/2010</text:date>, <text:time>07:2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Unhold</meta:initial-creator>
    <meta:creation-date>2010-02-26T07:16:13</meta:creation-date>
    <dc:date>2010-02-26T07:29:24</dc:date>
    <dc:creator>Christian Unhold</dc:creator>
    <meta:editing-duration>PT00H13M12S</meta:editing-duration>
    <meta:editing-cycles>1</meta:editing-cycles>
    <meta:document-statistic meta:table-count="3" meta:cell-count="45" meta:object-count="0"/>
    <meta:generator>OpenOffice.org/3.1$Linux OpenOffice.org_project/310m19$Build-9420</meta:generator>
  </office:meta>
</office:document-meta>
</file>